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626in"/>
    </style:style>
    <style:style style:name="co2" style:family="table-column">
      <style:table-column-properties fo:break-before="auto" style:column-width="2.5071in"/>
    </style:style>
    <style:style style:name="co3" style:family="table-column">
      <style:table-column-properties fo:break-before="auto" style:column-width="0.3874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74pt dotted #000000" fo:border-left="none" fo:border-right="none" fo:border-top="0.74pt dotted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uc-luc" table:style-name="ta1" table:print-ranges="'muc-luc'.A1:'muc-luc'.D214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row table:style-name="ro1">
          <table:table-cell table:style-name="ce4" office:value-type="string" calcext:value-type="string" table:number-columns-spanned="3" table:number-rows-spanned="1">
            <text:p>MỤC LỤC</text:p>
          </table:table-cell>
          <table:covered-table-cell table:number-columns-repeated="2" table:style-name="Default"/>
          <table:table-cell/>
        </table:table-row>
        <table:table-row table:style-name="ro1">
          <table:table-cell table:style-name="ce4"/>
          <table:table-cell table:style-name="Default" table:number-columns-repeated="2"/>
          <table:table-cell/>
        </table:table-row>
        <table:table-row table:style-name="ro2">
          <table:table-cell table:style-name="ce6" office:value-type="string" calcext:value-type="string">
            <text:p>Tv. 1</text:p>
          </table:table-cell>
          <table:table-cell table:style-name="ce6" office:value-type="string" calcext:value-type="string">
            <text:p>Phúc Thay Cho Người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Tv. 2</text:p>
          </table:table-cell>
          <table:table-cell office:value-type="string" calcext:value-type="string">
            <text:p>Quân Vương Khắp Gian Trầ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Tv. 3</text:p>
          </table:table-cell>
          <table:table-cell office:value-type="string" calcext:value-type="string">
            <text:p>Chúa Đã Nhậm Lời C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Tv. 4</text:p>
          </table:table-cell>
          <table:table-cell office:value-type="string" calcext:value-type="string">
            <text:p>Khi Con Kêu Cầu Chú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Tv. 5</text:p>
          </table:table-cell>
          <table:table-cell office:value-type="string" calcext:value-type="string">
            <text:p>Con Van Xin Ngài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Tv. 6</text:p>
          </table:table-cell>
          <table:table-cell office:value-type="string" calcext:value-type="string">
            <text:p>Đừng Phạt Chúng Co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Tv. 7</text:p>
          </table:table-cell>
          <table:table-cell office:value-type="string" calcext:value-type="string">
            <text:p>Xin Chỗi Dậy Cứu Co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v. 8</text:p>
          </table:table-cell>
          <table:table-cell office:value-type="string" calcext:value-type="string">
            <text:p>Lẫy Lừng Thay Danh Chúa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Tv. 9A</text:p>
          </table:table-cell>
          <table:table-cell office:value-type="string" calcext:value-type="string">
            <text:p>Con Tạ Ơn Chúa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Tv. 9B</text:p>
          </table:table-cell>
          <table:table-cell office:value-type="string" calcext:value-type="string">
            <text:p>Sao Đành Tâm Xa Cá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v. 10</text:p>
          </table:table-cell>
          <table:table-cell office:value-type="string" calcext:value-type="string">
            <text:p>Còn Có Chúa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Tv. 11</text:p>
          </table:table-cell>
          <table:table-cell office:value-type="string" calcext:value-type="string">
            <text:p>Lời Chúa Lời Chân Thành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Tv. 12</text:p>
          </table:table-cell>
          <table:table-cell office:value-type="string" calcext:value-type="string">
            <text:p>Cho Đến Bao Giờ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Tv. 13</text:p>
          </table:table-cell>
          <table:table-cell office:value-type="string" calcext:value-type="string">
            <text:p>Chúa Đổi Vận Mạng Dân Ngài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Tv. 14</text:p>
          </table:table-cell>
          <table:table-cell office:value-type="string" calcext:value-type="string">
            <text:p>Ai Được Vào Nhà Chúa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Tv. 15</text:p>
          </table:table-cell>
          <table:table-cell office:value-type="string" calcext:value-type="string">
            <text:p>Chúa Là Phần Gia Nghiệp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string" calcext:value-type="string">
            <text:p>Tv. 16</text:p>
          </table:table-cell>
          <table:table-cell office:value-type="string" calcext:value-type="string">
            <text:p>Xin Giữ Gìn Con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Tv. 17</text:p>
          </table:table-cell>
          <table:table-cell office:value-type="string" calcext:value-type="string">
            <text:p>Con Yêu Chúa Hết Lòng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Tv. 18A</text:p>
          </table:table-cell>
          <table:table-cell office:value-type="string" calcext:value-type="string">
            <text:p>Tầng Trời Xưng Tụng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v. 18B</text:p>
          </table:table-cell>
          <table:table-cell office:value-type="string" calcext:value-type="string">
            <text:p>Luật Pháp Chúa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Tv. 19</text:p>
          </table:table-cell>
          <table:table-cell office:value-type="string" calcext:value-type="string">
            <text:p>Chúa Ban Chiến Thắng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Tv. 20</text:p>
          </table:table-cell>
          <table:table-cell office:value-type="string" calcext:value-type="string">
            <text:p>Xin Chúa Biểu Dương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string" calcext:value-type="string">
            <text:p>Tv. 21</text:p>
          </table:table-cell>
          <table:table-cell office:value-type="string" calcext:value-type="string">
            <text:p>Sao Chúa Nỡ Bỏ Con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v. 22</text:p>
          </table:table-cell>
          <table:table-cell office:value-type="string" calcext:value-type="string">
            <text:p>Chúa Là Mục Tử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Tv. 23</text:p>
          </table:table-cell>
          <table:table-cell office:value-type="string" calcext:value-type="string">
            <text:p>Vua Vinh Hiển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string" calcext:value-type="string">
            <text:p>Tv. 24</text:p>
          </table:table-cell>
          <table:table-cell office:value-type="string" calcext:value-type="string">
            <text:p>Con Nâng Hồn Lên Tới Chúa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Tv. 26</text:p>
          </table:table-cell>
          <table:table-cell office:value-type="string" calcext:value-type="string">
            <text:p>Chúa Là Ánh Sáng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string" calcext:value-type="string">
            <text:p>Tv. 25</text:p>
          </table:table-cell>
          <table:table-cell office:value-type="string" calcext:value-type="string">
            <text:p>Xin Dò Xét Con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v. 27</text:p>
          </table:table-cell>
          <table:table-cell office:value-type="string" calcext:value-type="string">
            <text:p>Xin Nghe Tiếng Con Van Nài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string" calcext:value-type="string">
            <text:p>Tv. 28</text:p>
          </table:table-cell>
          <table:table-cell office:value-type="string" calcext:value-type="string">
            <text:p>Tiếng Chúa Vang Rền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string" calcext:value-type="string">
            <text:p>Tv. 29</text:p>
          </table:table-cell>
          <table:table-cell office:value-type="string" calcext:value-type="string">
            <text:p>Xin Nhậm Lời Và Xót Thương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2">
          <table:table-cell office:value-type="string" calcext:value-type="string">
            <text:p>Tv. 30</text:p>
          </table:table-cell>
          <table:table-cell office:value-type="string" calcext:value-type="string">
            <text:p>Con Xin Phó Thác Hồn Con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Tv. 32</text:p>
          </table:table-cell>
          <table:table-cell office:value-type="string" calcext:value-type="string">
            <text:p>Hãy Reo Hò Mừng Chúa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string" calcext:value-type="string">
            <text:p>Tv. 33</text:p>
          </table:table-cell>
          <table:table-cell office:value-type="string" calcext:value-type="string">
            <text:p>Nào Đồng Thanh Ca Tụng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2">
          <table:table-cell office:value-type="string" calcext:value-type="string">
            <text:p>Tv. 34</text:p>
          </table:table-cell>
          <table:table-cell office:value-type="string" calcext:value-type="string">
            <text:p>Ta Cứu Độ Con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2">
          <table:table-cell office:value-type="string" calcext:value-type="string">
            <text:p>Tv. 31</text:p>
          </table:table-cell>
          <table:table-cell office:value-type="string" calcext:value-type="string">
            <text:p>Phúc Cho Ai Được Thứ Tha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Tv. 35</text:p>
          </table:table-cell>
          <table:table-cell office:value-type="string" calcext:value-type="string">
            <text:p>Chúa Là Nguồn Sống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Tv. 36</text:p>
          </table:table-cell>
          <table:table-cell office:value-type="string" calcext:value-type="string">
            <text:p>Hãy Vui Mừng Trong Chúa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2">
          <table:table-cell office:value-type="string" calcext:value-type="string">
            <text:p>Tv. 37</text:p>
          </table:table-cell>
          <table:table-cell office:value-type="string" calcext:value-type="string">
            <text:p>Xin Đừng Bỏ Mặc Con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Tv. 38</text:p>
          </table:table-cell>
          <table:table-cell office:value-type="string" calcext:value-type="string">
            <text:p>Xin Dạy Cho Con Biết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2">
          <table:table-cell office:value-type="string" calcext:value-type="string">
            <text:p>Tv. 39</text:p>
          </table:table-cell>
          <table:table-cell office:value-type="string" calcext:value-type="string">
            <text:p>Chúa Cao Trọng Lắm Thay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Tv. 40</text:p>
          </table:table-cell>
          <table:table-cell office:value-type="string" calcext:value-type="string">
            <text:p>Xin Thương Chữa Lành Con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Tv. 41</text:p>
          </table:table-cell>
          <table:table-cell office:value-type="string" calcext:value-type="string">
            <text:p>Như Nai Rừng Mong Mỏi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Tv. 42</text:p>
          </table:table-cell>
          <table:table-cell office:value-type="string" calcext:value-type="string">
            <text:p>Dẫn Con Tới Núi Thánh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 office:value-type="string" calcext:value-type="string">
            <text:p>Tv. 43</text:p>
          </table:table-cell>
          <table:table-cell office:value-type="string" calcext:value-type="string">
            <text:p>Chính Chúa Là Vua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Tv. 44</text:p>
          </table:table-cell>
          <table:table-cell office:value-type="string" calcext:value-type="string">
            <text:p>Mừng Chúc Thánh Quân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2">
          <table:table-cell office:value-type="string" calcext:value-type="string">
            <text:p>Tv. 44,11-18</text:p>
          </table:table-cell>
          <table:table-cell office:value-type="string" calcext:value-type="string">
            <text:p>Muôn Dân Ca Ngợi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Tv. 45</text:p>
          </table:table-cell>
          <table:table-cell office:value-type="string" calcext:value-type="string">
            <text:p>Chúa Là Nơi Ẩn Náu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string" calcext:value-type="string">
            <text:p>Tv. 46</text:p>
          </table:table-cell>
          <table:table-cell office:value-type="string" calcext:value-type="string">
            <text:p>Vỗ Tay Tung Hô Chúa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Tv. 47</text:p>
          </table:table-cell>
          <table:table-cell office:value-type="string" calcext:value-type="string">
            <text:p>Chúa Cao Cả Muôn Trùng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2">
          <table:table-cell office:value-type="string" calcext:value-type="string">
            <text:p>Tv. 48</text:p>
          </table:table-cell>
          <table:table-cell office:value-type="string" calcext:value-type="string">
            <text:p>Kiếp Phù Du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2">
          <table:table-cell office:value-type="string" calcext:value-type="string">
            <text:p>Tv. 49</text:p>
          </table:table-cell>
          <table:table-cell office:value-type="string" calcext:value-type="string">
            <text:p>Ai Dâng Lễ Cảm Tạ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2">
          <table:table-cell office:value-type="string" calcext:value-type="string">
            <text:p>Tv. 50</text:p>
          </table:table-cell>
          <table:table-cell office:value-type="string" calcext:value-type="string">
            <text:p>Xin Chúa Thương Con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string" calcext:value-type="string">
            <text:p>Tv. 51</text:p>
          </table:table-cell>
          <table:table-cell office:value-type="string" calcext:value-type="string">
            <text:p>Con Sẽ Tạ Ơn Suốt Đời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2">
          <table:table-cell office:value-type="string" calcext:value-type="string">
            <text:p>Tv. 52</text:p>
          </table:table-cell>
          <table:table-cell office:value-type="string" calcext:value-type="string">
            <text:p>Ai Mang Lại Ơn Cứu Độ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2">
          <table:table-cell office:value-type="string" calcext:value-type="string">
            <text:p>Tv. 53</text:p>
          </table:table-cell>
          <table:table-cell office:value-type="string" calcext:value-type="string">
            <text:p>Xin Lấy Uy Danh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string" calcext:value-type="string">
            <text:p>Tv. 54</text:p>
          </table:table-cell>
          <table:table-cell office:value-type="string" calcext:value-type="string">
            <text:p>Xin Chớ Ngoảnh Mặt Đi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string" calcext:value-type="string">
            <text:p>Tv. 55</text:p>
          </table:table-cell>
          <table:table-cell office:value-type="string" calcext:value-type="string">
            <text:p>Tôi Tin Cậy Chúa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2">
          <table:table-cell office:value-type="string" calcext:value-type="string">
            <text:p>Tv. 56</text:p>
          </table:table-cell>
          <table:table-cell office:value-type="string" calcext:value-type="string">
            <text:p>Xin Thương Con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string" calcext:value-type="string">
            <text:p>Tv. 57</text:p>
          </table:table-cell>
          <table:table-cell office:value-type="string" calcext:value-type="string">
            <text:p>Hỡi Kẻ Quyền Thế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2">
          <table:table-cell office:value-type="string" calcext:value-type="string">
            <text:p>Tv. 58</text:p>
          </table:table-cell>
          <table:table-cell office:value-type="string" calcext:value-type="string">
            <text:p>Chúa Là Sức Mạnh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string" calcext:value-type="string">
            <text:p>Tv. 59</text:p>
          </table:table-cell>
          <table:table-cell office:value-type="string" calcext:value-type="string">
            <text:p>Xin Chúa Trở Lại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2">
          <table:table-cell office:value-type="string" calcext:value-type="string">
            <text:p>Tv. 61</text:p>
          </table:table-cell>
          <table:table-cell office:value-type="string" calcext:value-type="string">
            <text:p>Duy Nơi Thiên Chúa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string" calcext:value-type="string">
            <text:p>Tv. 60</text:p>
          </table:table-cell>
          <table:table-cell office:value-type="string" calcext:value-type="string">
            <text:p>Từ Cùng Cõi Địa Cầu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2">
          <table:table-cell office:value-type="string" calcext:value-type="string">
            <text:p>Tv. 62</text:p>
          </table:table-cell>
          <table:table-cell office:value-type="string" calcext:value-type="string">
            <text:p>Con Mong Tìm Chúa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2">
          <table:table-cell office:value-type="string" calcext:value-type="string">
            <text:p>Tv. 63</text:p>
          </table:table-cell>
          <table:table-cell office:value-type="string" calcext:value-type="string">
            <text:p>Xin Giấu Kỹ Con Đi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2">
          <table:table-cell office:value-type="string" calcext:value-type="string">
            <text:p>Tv. 64</text:p>
          </table:table-cell>
          <table:table-cell office:value-type="string" calcext:value-type="string">
            <text:p>Chúa Viếng Thăm Mặt Đất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2">
          <table:table-cell office:value-type="string" calcext:value-type="string">
            <text:p>Tv. 65</text:p>
          </table:table-cell>
          <table:table-cell office:value-type="string" calcext:value-type="string">
            <text:p>Tán Dương Kỳ Công Chúa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2">
          <table:table-cell office:value-type="string" calcext:value-type="string">
            <text:p>Tv. 67</text:p>
          </table:table-cell>
          <table:table-cell office:value-type="string" calcext:value-type="string">
            <text:p>Chúa Đứng Lên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string" calcext:value-type="string">
            <text:p>Tv. 66</text:p>
          </table:table-cell>
          <table:table-cell office:value-type="string" calcext:value-type="string">
            <text:p>Muôn Dân Cảm Tạ Chúa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office:value-type="string" calcext:value-type="string">
            <text:p>Tv. 68</text:p>
          </table:table-cell>
          <table:table-cell office:value-type="string" calcext:value-type="string">
            <text:p>Vì Nhiệt Tâm Lo Nhà Chúa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2">
          <table:table-cell office:value-type="string" calcext:value-type="string">
            <text:p>Tv. 70</text:p>
          </table:table-cell>
          <table:table-cell office:value-type="string" calcext:value-type="string">
            <text:p>Tín Thác Trong Tay Chúa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string" calcext:value-type="string">
            <text:p>Tv. 69</text:p>
          </table:table-cell>
          <table:table-cell office:value-type="string" calcext:value-type="string">
            <text:p>Xin Đến Giúp Con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2">
          <table:table-cell office:value-type="string" calcext:value-type="string">
            <text:p>Tv. 71</text:p>
          </table:table-cell>
          <table:table-cell office:value-type="string" calcext:value-type="string">
            <text:p>Ban Quyền Bính Cho Tân Vương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2">
          <table:table-cell office:value-type="string" calcext:value-type="string">
            <text:p>Tv. 72</text:p>
          </table:table-cell>
          <table:table-cell office:value-type="string" calcext:value-type="string">
            <text:p>Chúa Nhân Hậu Dường Bao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2">
          <table:table-cell office:value-type="string" calcext:value-type="string">
            <text:p>Tv. 73</text:p>
          </table:table-cell>
          <table:table-cell office:value-type="string" calcext:value-type="string">
            <text:p>Sao Chúa Cứ Bỏ Rơi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2">
          <table:table-cell office:value-type="string" calcext:value-type="string">
            <text:p>Tv. 76</text:p>
          </table:table-cell>
          <table:table-cell office:value-type="string" calcext:value-type="string">
            <text:p>Tôi Tìm Kiếm Chúa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2">
          <table:table-cell office:value-type="string" calcext:value-type="string">
            <text:p>Tv. 74</text:p>
          </table:table-cell>
          <table:table-cell office:value-type="string" calcext:value-type="string">
            <text:p>Tạ Ơn Chân Thành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string" calcext:value-type="string">
            <text:p>Tv. 75</text:p>
          </table:table-cell>
          <table:table-cell office:value-type="string" calcext:value-type="string">
            <text:p>Nức Tiếng Chúa Trời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string" calcext:value-type="string">
            <text:p>Tv. 77</text:p>
          </table:table-cell>
          <table:table-cell office:value-type="string" calcext:value-type="string">
            <text:p>Đặt Niềm Tin Vào Chúa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2">
          <table:table-cell office:value-type="string" calcext:value-type="string">
            <text:p>Tv. 78</text:p>
          </table:table-cell>
          <table:table-cell office:value-type="string" calcext:value-type="string">
            <text:p>Chúa Nổi Giận Mãi sao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2">
          <table:table-cell office:value-type="string" calcext:value-type="string">
            <text:p>Tv. 79</text:p>
          </table:table-cell>
          <table:table-cell office:value-type="string" calcext:value-type="string">
            <text:p>Xin Chiếu Ánh Tôn Nha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Tv. 80</text:p>
          </table:table-cell>
          <table:table-cell office:value-type="string" calcext:value-type="string">
            <text:p>Reo Vui Lên Mừng Chúa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string" calcext:value-type="string">
            <text:p>Tv. 81</text:p>
          </table:table-cell>
          <table:table-cell office:value-type="string" calcext:value-type="string">
            <text:p>Xin Chúa Xét Xử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2">
          <table:table-cell office:value-type="string" calcext:value-type="string">
            <text:p>Tv. 82</text:p>
          </table:table-cell>
          <table:table-cell office:value-type="string" calcext:value-type="string">
            <text:p>Chúa Đừng Làm Thinh Hoài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string" calcext:value-type="string">
            <text:p>Tv. 84</text:p>
          </table:table-cell>
          <table:table-cell office:value-type="string" calcext:value-type="string">
            <text:p>Ân Nghĩa Tín Thành Hội Ngộ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string" calcext:value-type="string">
            <text:p>Tv. 83</text:p>
          </table:table-cell>
          <table:table-cell office:value-type="string" calcext:value-type="string">
            <text:p>Cung Điện Khả Ái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2">
          <table:table-cell office:value-type="string" calcext:value-type="string">
            <text:p>Tv. 85</text:p>
          </table:table-cell>
          <table:table-cell office:value-type="string" calcext:value-type="string">
            <text:p>Xin Bảo Toàn Con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2">
          <table:table-cell office:value-type="string" calcext:value-type="string">
            <text:p>Tv. 87</text:p>
          </table:table-cell>
          <table:table-cell office:value-type="string" calcext:value-type="string">
            <text:p>Con Kêu Cứu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2">
          <table:table-cell office:value-type="string" calcext:value-type="string">
            <text:p>Tv. 86</text:p>
          </table:table-cell>
          <table:table-cell office:value-type="string" calcext:value-type="string">
            <text:p>Thành Của Thiên Chúa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2">
          <table:table-cell office:value-type="string" calcext:value-type="string">
            <text:p>Tv. 88</text:p>
          </table:table-cell>
          <table:table-cell office:value-type="string" calcext:value-type="string">
            <text:p>Muôn Đời Con Ca Tụng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2">
          <table:table-cell office:value-type="string" calcext:value-type="string">
            <text:p>Tv. 89</text:p>
          </table:table-cell>
          <table:table-cell office:value-type="string" calcext:value-type="string">
            <text:p>No Say Ân Tình Chúa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2">
          <table:table-cell office:value-type="string" calcext:value-type="string">
            <text:p>Tv. 90</text:p>
          </table:table-cell>
          <table:table-cell office:value-type="string" calcext:value-type="string">
            <text:p>Chúa Là Nơi Con Ẩn Náu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2">
          <table:table-cell office:value-type="string" calcext:value-type="string">
            <text:p>Tv. 91</text:p>
          </table:table-cell>
          <table:table-cell office:value-type="string" calcext:value-type="string">
            <text:p>Như Cây Dừa Tươi Tốt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2">
          <table:table-cell office:value-type="string" calcext:value-type="string">
            <text:p>Tv. 92</text:p>
          </table:table-cell>
          <table:table-cell office:value-type="string" calcext:value-type="string">
            <text:p>Chúa Là Vua Hiển Trị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2">
          <table:table-cell office:value-type="string" calcext:value-type="string">
            <text:p>Tv. 93</text:p>
          </table:table-cell>
          <table:table-cell office:value-type="string" calcext:value-type="string">
            <text:p>Đấng Báo Phục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 office:value-type="string" calcext:value-type="string">
            <text:p>Tv. 94</text:p>
          </table:table-cell>
          <table:table-cell office:value-type="string" calcext:value-type="string">
            <text:p>Hãy Đến Tung Hô Chúa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2">
          <table:table-cell office:value-type="string" calcext:value-type="string">
            <text:p>Tv. 96</text:p>
          </table:table-cell>
          <table:table-cell office:value-type="string" calcext:value-type="string">
            <text:p>Chúa Hiển Trị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2">
          <table:table-cell office:value-type="string" calcext:value-type="string">
            <text:p>Tv. 95</text:p>
          </table:table-cell>
          <table:table-cell office:value-type="string" calcext:value-type="string">
            <text:p>Hát Lên Mừng Chúa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2">
          <table:table-cell office:value-type="string" calcext:value-type="string">
            <text:p>Tv. 97</text:p>
          </table:table-cell>
          <table:table-cell office:value-type="string" calcext:value-type="string">
            <text:p>Hát Lên Bài Tân Ca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2">
          <table:table-cell office:value-type="string" calcext:value-type="string">
            <text:p>Tv. 98</text:p>
          </table:table-cell>
          <table:table-cell office:value-type="string" calcext:value-type="string">
            <text:p>Hãy Xưng Tụng Danh Chúa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2">
          <table:table-cell office:value-type="string" calcext:value-type="string">
            <text:p>Tv. 101</text:p>
          </table:table-cell>
          <table:table-cell office:value-type="string" calcext:value-type="string">
            <text:p>Xin Đừng Lánh Mặt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string" calcext:value-type="string">
            <text:p>Tv. 99</text:p>
          </table:table-cell>
          <table:table-cell office:value-type="string" calcext:value-type="string">
            <text:p>Toàn Cầu Tung Hô Chúa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2">
          <table:table-cell office:value-type="string" calcext:value-type="string">
            <text:p>Tv. 100</text:p>
          </table:table-cell>
          <table:table-cell office:value-type="string" calcext:value-type="string">
            <text:p>Con Muốn Ca Ngợi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2">
          <table:table-cell office:value-type="string" calcext:value-type="string">
            <text:p>Tv. 102</text:p>
          </table:table-cell>
          <table:table-cell office:value-type="string" calcext:value-type="string">
            <text:p>Hãy Ca Ngợi Chúa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2">
          <table:table-cell office:value-type="string" calcext:value-type="string">
            <text:p>Tv. 105</text:p>
          </table:table-cell>
          <table:table-cell office:value-type="string" calcext:value-type="string">
            <text:p>Ai Sẽ Loan Truyền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2">
          <table:table-cell office:value-type="string" calcext:value-type="string">
            <text:p>Tv. 103</text:p>
          </table:table-cell>
          <table:table-cell office:value-type="string" calcext:value-type="string">
            <text:p>Hồn Tôi Hãy Ca Tụng Chúa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office:value-type="string" calcext:value-type="string">
            <text:p>Tv. 104</text:p>
          </table:table-cell>
          <table:table-cell office:value-type="string" calcext:value-type="string">
            <text:p>Gẫm Suy Kỳ Công Chúa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2">
          <table:table-cell office:value-type="string" calcext:value-type="string">
            <text:p>Tv. 106</text:p>
          </table:table-cell>
          <table:table-cell office:value-type="string" calcext:value-type="string">
            <text:p>Dâng Lời Cảm Tạ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2">
          <table:table-cell office:value-type="string" calcext:value-type="string">
            <text:p>Tv. 107</text:p>
          </table:table-cell>
          <table:table-cell office:value-type="string" calcext:value-type="string">
            <text:p>Con Đàn Hát Xướng Ca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office:value-type="string" calcext:value-type="string">
            <text:p>Tv. 108</text:p>
          </table:table-cell>
          <table:table-cell office:value-type="string" calcext:value-type="string">
            <text:p>Vì Danh Dự Ngài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2">
          <table:table-cell office:value-type="string" calcext:value-type="string">
            <text:p>Tv. 116</text:p>
          </table:table-cell>
          <table:table-cell office:value-type="string" calcext:value-type="string">
            <text:p>Nào Ngợi Khen Chúa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2">
          <table:table-cell office:value-type="string" calcext:value-type="string">
            <text:p>Tv. 109</text:p>
          </table:table-cell>
          <table:table-cell office:value-type="string" calcext:value-type="string">
            <text:p>Con Là Thượng Tế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2">
          <table:table-cell office:value-type="string" calcext:value-type="string">
            <text:p>Tv. 110</text:p>
          </table:table-cell>
          <table:table-cell office:value-type="string" calcext:value-type="string">
            <text:p>Nơi Cộng Đoàn Chính Nhân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2">
          <table:table-cell office:value-type="string" calcext:value-type="string">
            <text:p>Tv. 111</text:p>
          </table:table-cell>
          <table:table-cell office:value-type="string" calcext:value-type="string">
            <text:p>Ai Kính Sợ Chúa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office:value-type="string" calcext:value-type="string">
            <text:p>Tv. 112</text:p>
          </table:table-cell>
          <table:table-cell office:value-type="string" calcext:value-type="string">
            <text:p>Hãy Dâng Lời Ngợi Khen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Tv. 113A</text:p>
          </table:table-cell>
          <table:table-cell office:value-type="string" calcext:value-type="string">
            <text:p>Giu-đa Thành Nơi Chúa Ngự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string" calcext:value-type="string">
            <text:p>Tv. 113B</text:p>
          </table:table-cell>
          <table:table-cell office:value-type="string" calcext:value-type="string">
            <text:p>Danh Ngài Cả Sáng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2">
          <table:table-cell office:value-type="string" calcext:value-type="string">
            <text:p>Tv. 114</text:p>
          </table:table-cell>
          <table:table-cell office:value-type="string" calcext:value-type="string">
            <text:p>Lòng Con Yêu Mến Chúa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2">
          <table:table-cell office:value-type="string" calcext:value-type="string">
            <text:p>Tv. 115</text:p>
          </table:table-cell>
          <table:table-cell office:value-type="string" calcext:value-type="string">
            <text:p>Biết Lấy Chi Đền Đáp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2">
          <table:table-cell office:value-type="string" calcext:value-type="string">
            <text:p>Tv. 117</text:p>
          </table:table-cell>
          <table:table-cell office:value-type="string" calcext:value-type="string">
            <text:p>Muôn Câu Cảm Tạ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2">
          <table:table-cell office:value-type="string" calcext:value-type="string">
            <text:p>Tv. 118:1,1-8</text:p>
          </table:table-cell>
          <table:table-cell office:value-type="string" calcext:value-type="string">
            <text:p>Ai Sống Đời Thiện Toàn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2">
          <table:table-cell office:value-type="string" calcext:value-type="string">
            <text:p>Tv. 118:2,9-15</text:p>
          </table:table-cell>
          <table:table-cell office:value-type="string" calcext:value-type="string">
            <text:p>Theo Lời Chúa Phán Dạy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2">
          <table:table-cell office:value-type="string" calcext:value-type="string">
            <text:p>Tv. 118:14,105-112</text:p>
          </table:table-cell>
          <table:table-cell office:value-type="string" calcext:value-type="string">
            <text:p>Lời Chúa Là Đèn Soi Con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2">
          <table:table-cell office:value-type="string" calcext:value-type="string">
            <text:p>Tv. 118:22,169-176</text:p>
          </table:table-cell>
          <table:table-cell office:value-type="string" calcext:value-type="string">
            <text:p>Luật Ngài Khai Sáng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2">
          <table:table-cell office:value-type="string" calcext:value-type="string">
            <text:p>Tv. 119</text:p>
          </table:table-cell>
          <table:table-cell office:value-type="string" calcext:value-type="string">
            <text:p>Con Kêu Tới Chúa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2">
          <table:table-cell office:value-type="string" calcext:value-type="string">
            <text:p>Tv. 120</text:p>
          </table:table-cell>
          <table:table-cell office:value-type="string" calcext:value-type="string">
            <text:p>Ơn Phù Trợ Từ Thiên Chúa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2">
          <table:table-cell office:value-type="string" calcext:value-type="string">
            <text:p>Tv. 121</text:p>
          </table:table-cell>
          <table:table-cell office:value-type="string" calcext:value-type="string">
            <text:p>Nào Ta Lên Đền Thờ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2">
          <table:table-cell office:value-type="string" calcext:value-type="string">
            <text:p>Tv. 122</text:p>
          </table:table-cell>
          <table:table-cell office:value-type="string" calcext:value-type="string">
            <text:p>Con Hướng Nhìn Về Chúa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2">
          <table:table-cell office:value-type="string" calcext:value-type="string">
            <text:p>Tv. 123</text:p>
          </table:table-cell>
          <table:table-cell office:value-type="string" calcext:value-type="string">
            <text:p>Nếu Chúa Chẳng Đỡ Bênh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2">
          <table:table-cell office:value-type="string" calcext:value-type="string">
            <text:p>Tv. 124</text:p>
          </table:table-cell>
          <table:table-cell office:value-type="string" calcext:value-type="string">
            <text:p>Như Núi Si-on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string" calcext:value-type="string">
            <text:p>Tv. 125</text:p>
          </table:table-cell>
          <table:table-cell office:value-type="string" calcext:value-type="string">
            <text:p>Rộn Rã Khúc Nhạc Mừng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2">
          <table:table-cell office:value-type="string" calcext:value-type="string">
            <text:p>Tv. 126</text:p>
          </table:table-cell>
          <table:table-cell office:value-type="string" calcext:value-type="string">
            <text:p>Nếu Chúa Không Xây Nhà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2">
          <table:table-cell office:value-type="string" calcext:value-type="string">
            <text:p>Tv. 127</text:p>
          </table:table-cell>
          <table:table-cell office:value-type="string" calcext:value-type="string">
            <text:p>Vinh Phúc Ai Tôn Sợ Chúa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2">
          <table:table-cell office:value-type="string" calcext:value-type="string">
            <text:p>Tv. 128</text:p>
          </table:table-cell>
          <table:table-cell office:value-type="string" calcext:value-type="string">
            <text:p>Từ Thuở Ấu Thơ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2">
          <table:table-cell office:value-type="string" calcext:value-type="string">
            <text:p>Tv. 129</text:p>
          </table:table-cell>
          <table:table-cell office:value-type="string" calcext:value-type="string">
            <text:p>Từ Vực Thẳm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2">
          <table:table-cell office:value-type="string" calcext:value-type="string">
            <text:p>Tv. 130</text:p>
          </table:table-cell>
          <table:table-cell office:value-type="string" calcext:value-type="string">
            <text:p>Như Em Thơ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2">
          <table:table-cell office:value-type="string" calcext:value-type="string">
            <text:p>Tv. 131</text:p>
          </table:table-cell>
          <table:table-cell office:value-type="string" calcext:value-type="string">
            <text:p>Xin Chúa Nhớ Đa-vít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2">
          <table:table-cell office:value-type="string" calcext:value-type="string">
            <text:p>Tv. 132</text:p>
          </table:table-cell>
          <table:table-cell office:value-type="string" calcext:value-type="string">
            <text:p>Vui Sống Bên Nhau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2">
          <table:table-cell office:value-type="string" calcext:value-type="string">
            <text:p>Tv. 133</text:p>
          </table:table-cell>
          <table:table-cell office:value-type="string" calcext:value-type="string">
            <text:p>Hướng Về Cung Thánh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2">
          <table:table-cell office:value-type="string" calcext:value-type="string">
            <text:p>Tv. 134</text:p>
          </table:table-cell>
          <table:table-cell office:value-type="string" calcext:value-type="string">
            <text:p>Hãy Ca Tụng Danh Chúa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2">
          <table:table-cell office:value-type="string" calcext:value-type="string">
            <text:p>Tv. 135</text:p>
          </table:table-cell>
          <table:table-cell office:value-type="string" calcext:value-type="string">
            <text:p>Chúa Vẫn Trọn Tình Thương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2">
          <table:table-cell office:value-type="string" calcext:value-type="string">
            <text:p>Tv. 137</text:p>
          </table:table-cell>
          <table:table-cell office:value-type="string" calcext:value-type="string">
            <text:p>Con Hết Lòng Cảm Tạ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2">
          <table:table-cell office:value-type="string" calcext:value-type="string">
            <text:p>Tv. 136</text:p>
          </table:table-cell>
          <table:table-cell office:value-type="string" calcext:value-type="string">
            <text:p>Bên Sông Babylon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2">
          <table:table-cell office:value-type="string" calcext:value-type="string">
            <text:p>Tv. 138</text:p>
          </table:table-cell>
          <table:table-cell office:value-type="string" calcext:value-type="string">
            <text:p>Chúa Dò Xét Con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2">
          <table:table-cell office:value-type="string" calcext:value-type="string">
            <text:p>Tv. 139</text:p>
          </table:table-cell>
          <table:table-cell office:value-type="string" calcext:value-type="string">
            <text:p>Xin Chúa Lắng Tai Nghe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2">
          <table:table-cell office:value-type="string" calcext:value-type="string">
            <text:p>Tv. 142</text:p>
          </table:table-cell>
          <table:table-cell office:value-type="string" calcext:value-type="string">
            <text:p>Vì Danh Dự Ngài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2">
          <table:table-cell office:value-type="string" calcext:value-type="string">
            <text:p>Tv. 140</text:p>
          </table:table-cell>
          <table:table-cell office:value-type="string" calcext:value-type="string">
            <text:p>Tựa Trầm Hương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2">
          <table:table-cell office:value-type="string" calcext:value-type="string">
            <text:p>Tv. 143</text:p>
          </table:table-cell>
          <table:table-cell office:value-type="string" calcext:value-type="string">
            <text:p>Tuổi Đời Tựa Bóng Câu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2">
          <table:table-cell office:value-type="string" calcext:value-type="string">
            <text:p>Tv. 141</text:p>
          </table:table-cell>
          <table:table-cell office:value-type="string" calcext:value-type="string">
            <text:p>Lớn Tiếng Kêu Gào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2">
          <table:table-cell office:value-type="string" calcext:value-type="string">
            <text:p>Tv. 144</text:p>
          </table:table-cell>
          <table:table-cell office:value-type="string" calcext:value-type="string">
            <text:p>Vì Chúa Cao Trọng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2">
          <table:table-cell office:value-type="string" calcext:value-type="string">
            <text:p>Tv. 145</text:p>
          </table:table-cell>
          <table:table-cell office:value-type="string" calcext:value-type="string">
            <text:p>Xin Mãi Tán Dương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2">
          <table:table-cell office:value-type="string" calcext:value-type="string">
            <text:p>Tv. 147</text:p>
          </table:table-cell>
          <table:table-cell office:value-type="string" calcext:value-type="string">
            <text:p>Giêrusalem Tôn Vinh Chúa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string" calcext:value-type="string">
            <text:p>Tv. 146</text:p>
          </table:table-cell>
          <table:table-cell office:value-type="string" calcext:value-type="string">
            <text:p>Hãy Chúc Tụng Chúa Đi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2">
          <table:table-cell office:value-type="string" calcext:value-type="string">
            <text:p>Tv. 148</text:p>
          </table:table-cell>
          <table:table-cell office:value-type="string" calcext:value-type="string">
            <text:p>Hãy Ca Tụng Chúa Đi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2">
          <table:table-cell office:value-type="string" calcext:value-type="string">
            <text:p>Tv. 149</text:p>
          </table:table-cell>
          <table:table-cell office:value-type="string" calcext:value-type="string">
            <text:p>Hát Lên Bài Ca Mới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2">
          <table:table-cell office:value-type="string" calcext:value-type="string">
            <text:p>Tv. 150</text:p>
          </table:table-cell>
          <table:table-cell office:value-type="string" calcext:value-type="string">
            <text:p>Ca Tụng Chúa Đi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2">
          <table:table-cell table:style-name="ce6" table:number-columns-repeated="3"/>
          <table:table-cell/>
        </table:table-row>
        <table:table-row table:style-name="ro3">
          <table:table-cell table:style-name="ce8" table:number-columns-repeated="3"/>
          <table:table-cell/>
        </table:table-row>
        <table:table-row table:style-name="ro1">
          <table:table-cell table:style-name="ce9" office:value-type="string" calcext:value-type="string" table:number-columns-spanned="3" table:number-rows-spanned="1">
            <text:p>THÁNH CA CỰU ƯỚC</text:p>
          </table:table-cell>
          <table:covered-table-cell table:number-columns-repeated="2" table:style-name="ce8"/>
          <table:table-cell/>
        </table:table-row>
        <table:table-row table:style-name="ro3">
          <table:table-cell table:style-name="ce8" table:number-columns-repeated="3"/>
          <table:table-cell/>
        </table:table-row>
        <table:table-row table:style-name="ro2">
          <table:table-cell table:style-name="ce6" office:value-type="string" calcext:value-type="string">
            <text:p>Xh. 15,1-18</text:p>
          </table:table-cell>
          <table:table-cell table:style-name="ce6" office:value-type="string" calcext:value-type="string">
            <text:p>Đấng Tôi Ca Ngợi</text:p>
          </table:table-cell>
          <table:table-cell table:style-name="ce6" office:value-type="float" office:value="199" calcext:value-type="float">
            <text:p>199</text:p>
          </table:table-cell>
          <table:table-cell/>
        </table:table-row>
        <table:table-row table:style-name="ro2">
          <table:table-cell office:value-type="string" calcext:value-type="string">
            <text:p>Đnl. 32,1-12</text:p>
          </table:table-cell>
          <table:table-cell office:value-type="string" calcext:value-type="string">
            <text:p>Trời Đất Hãy Lắng Nghe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1Sk. 29,10-13</text:p>
          </table:table-cell>
          <table:table-cell office:value-type="string" calcext:value-type="string">
            <text:p>Chúa Chúng Con Kính Thờ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2">
          <table:table-cell office:value-type="string" calcext:value-type="string">
            <text:p>Tob. 12,2-8</text:p>
          </table:table-cell>
          <table:table-cell office:value-type="string" calcext:value-type="string">
            <text:p>Chúa Muôn Đời Hằng Sống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2">
          <table:table-cell office:value-type="string" calcext:value-type="string">
            <text:p>1Sm. 2,1-10</text:p>
          </table:table-cell>
          <table:table-cell office:value-type="string" calcext:value-type="string">
            <text:p>Tâm Hồn Con Hoan Hỷ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2">
          <table:table-cell office:value-type="string" calcext:value-type="string">
            <text:p>Tb. 13,10-18</text:p>
          </table:table-cell>
          <table:table-cell office:value-type="string" calcext:value-type="string">
            <text:p>Hãy Nhiệt Liệt Tung Hô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2">
          <table:table-cell office:value-type="string" calcext:value-type="string">
            <text:p>Gđ. 16,1-2.13-15</text:p>
          </table:table-cell>
          <table:table-cell office:value-type="string" calcext:value-type="string">
            <text:p>Mừng Thiên Chúa Tôi Thờ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2">
          <table:table-cell office:value-type="string" calcext:value-type="string">
            <text:p>Kn. 9,1-5,9-11</text:p>
          </table:table-cell>
          <table:table-cell office:value-type="string" calcext:value-type="string">
            <text:p>Cho Con Đức Khôn Ngoan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2">
          <table:table-cell office:value-type="string" calcext:value-type="string">
            <text:p>Hc. 36,1-5.10-13</text:p>
          </table:table-cell>
          <table:table-cell office:value-type="string" calcext:value-type="string">
            <text:p>Thượng Đế Muôn Loài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2">
          <table:table-cell office:value-type="string" calcext:value-type="string">
            <text:p>Is. 2,2-5</text:p>
          </table:table-cell>
          <table:table-cell office:value-type="string" calcext:value-type="string">
            <text:p>Vào Thời Cánh Chung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2">
          <table:table-cell office:value-type="string" calcext:value-type="string">
            <text:p>Is. 12,1-6</text:p>
          </table:table-cell>
          <table:table-cell office:value-type="string" calcext:value-type="string">
            <text:p>Lời Ca Của Tôi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2">
          <table:table-cell office:value-type="string" calcext:value-type="string">
            <text:p>Is. 26,1-4.7-9.12</text:p>
          </table:table-cell>
          <table:table-cell office:value-type="string" calcext:value-type="string">
            <text:p>Thành Trì Ta Kiên Vững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2">
          <table:table-cell office:value-type="string" calcext:value-type="string">
            <text:p>Is. 38,10-14.17-20</text:p>
          </table:table-cell>
          <table:table-cell office:value-type="string" calcext:value-type="string">
            <text:p>Việc Chúa Làm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2">
          <table:table-cell office:value-type="string" calcext:value-type="string">
            <text:p>Is. 35,10-14.17-20</text:p>
          </table:table-cell>
          <table:table-cell office:value-type="string" calcext:value-type="string">
            <text:p>Chúa Thương Cứu Độ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2">
          <table:table-cell office:value-type="string" calcext:value-type="string">
            <text:p>Is. 40,10-17</text:p>
          </table:table-cell>
          <table:table-cell office:value-type="string" calcext:value-type="string">
            <text:p>Chúa Quang Lâm Hùng Dũng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2">
          <table:table-cell office:value-type="string" calcext:value-type="string">
            <text:p>Is. 45,15-16</text:p>
          </table:table-cell>
          <table:table-cell office:value-type="string" calcext:value-type="string">
            <text:p>Hỡi Muôn Dân Địa Cầu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2">
          <table:table-cell office:value-type="string" calcext:value-type="string">
            <text:p>Is. 42,10-15</text:p>
          </table:table-cell>
          <table:table-cell office:value-type="string" calcext:value-type="string">
            <text:p>Hát Lên Mừng Chúa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2">
          <table:table-cell office:value-type="string" calcext:value-type="string">
            <text:p>Is. 60,10-62,5</text:p>
          </table:table-cell>
          <table:table-cell office:value-type="string" calcext:value-type="string">
            <text:p>Tôi Hân Hoan Vui Sướng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2">
          <table:table-cell office:value-type="string" calcext:value-type="string">
            <text:p>Is. 65,10-14</text:p>
          </table:table-cell>
          <table:table-cell office:value-type="string" calcext:value-type="string">
            <text:p>Hãy Vui Lên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2">
          <table:table-cell office:value-type="string" calcext:value-type="string">
            <text:p>Gr. 14,17-21</text:p>
          </table:table-cell>
          <table:table-cell office:value-type="string" calcext:value-type="string">
            <text:p>Vì Thánh Danh Ngài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2">
          <table:table-cell office:value-type="string" calcext:value-type="string">
            <text:p>Gr. 31,10-14</text:p>
          </table:table-cell>
          <table:table-cell office:value-type="string" calcext:value-type="string">
            <text:p>Như Vườn Cây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2">
          <table:table-cell office:value-type="string" calcext:value-type="string">
            <text:p>Ed. 36,24-28</text:p>
          </table:table-cell>
          <table:table-cell office:value-type="string" calcext:value-type="string">
            <text:p>Thần Khí Mới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2">
          <table:table-cell office:value-type="string" calcext:value-type="string">
            <text:p>Đn. 3,26-27.29.34-41</text:p>
          </table:table-cell>
          <table:table-cell office:value-type="string" calcext:value-type="string">
            <text:p>Xin Nhận Tâm Hồn Thống Hối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2">
          <table:table-cell office:value-type="string" calcext:value-type="string">
            <text:p>Đn. 3,52-57</text:p>
          </table:table-cell>
          <table:table-cell office:value-type="string" calcext:value-type="string">
            <text:p>Xin Dâng Lời Suy Tôn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2">
          <table:table-cell office:value-type="string" calcext:value-type="string">
            <text:p>Đn. 3,57-88</text:p>
          </table:table-cell>
          <table:table-cell office:value-type="string" calcext:value-type="string">
            <text:p>Chúc Tụng Chúa Đi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2">
          <table:table-cell office:value-type="string" calcext:value-type="string">
            <text:p>Hc. 3,2-4.13a.15-19</text:p>
          </table:table-cell>
          <table:table-cell office:value-type="string" calcext:value-type="string">
            <text:p>Nghe Về Chúa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3" table:number-rows-repeated="2">
          <table:table-cell table:style-name="Default" table:number-columns-repeated="3"/>
          <table:table-cell/>
        </table:table-row>
        <table:table-row table:style-name="ro1">
          <table:table-cell table:style-name="ce9" office:value-type="string" calcext:value-type="string" table:number-columns-spanned="3" table:number-rows-spanned="1">
            <text:p>THÁNH CA TÂN ƯỚC</text:p>
          </table:table-cell>
          <table:covered-table-cell table:number-columns-repeated="2" table:style-name="ce8"/>
          <table:table-cell/>
        </table:table-row>
        <table:table-row table:style-name="ro3">
          <table:table-cell table:style-name="ce8" table:number-columns-repeated="3"/>
          <table:table-cell/>
        </table:table-row>
        <table:table-row table:style-name="ro2">
          <table:table-cell table:style-name="ce6" office:value-type="string" calcext:value-type="string">
            <text:p>Lc. 1,46-55</text:p>
          </table:table-cell>
          <table:table-cell table:style-name="ce6" office:value-type="string" calcext:value-type="string">
            <text:p>Linh Hồn Tôi Ca Ngợi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office:value-type="string" calcext:value-type="string">
            <text:p>Lc. 1,68-79</text:p>
          </table:table-cell>
          <table:table-cell office:value-type="string" calcext:value-type="string">
            <text:p>Chúc Tụng Thiên Chúa</text:p>
          </table:table-cell>
          <table:table-cell office:value-type="float" office:value="235" calcext:value-type="float">
            <text:p>235</text:p>
          </table:table-cell>
          <table:table-cell table:style-name="ce6"/>
        </table:table-row>
        <table:table-row table:style-name="ro2">
          <table:table-cell office:value-type="string" calcext:value-type="string">
            <text:p>Lc. 2,29-32</text:p>
          </table:table-cell>
          <table:table-cell office:value-type="string" calcext:value-type="string">
            <text:p>Theo Lời Chúa Hứa</text:p>
          </table:table-cell>
          <table:table-cell office:value-type="float" office:value="236" calcext:value-type="float">
            <text:p>236</text:p>
          </table:table-cell>
          <table:table-cell table:style-name="ce6"/>
        </table:table-row>
        <table:table-row table:style-name="ro2">
          <table:table-cell office:value-type="string" calcext:value-type="string">
            <text:p>Ep. 1,3-10</text:p>
          </table:table-cell>
          <table:table-cell office:value-type="string" calcext:value-type="string">
            <text:p>Trong Đức Kitô</text:p>
          </table:table-cell>
          <table:table-cell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office:value-type="string" calcext:value-type="string">
            <text:p>Pl. 2,6-11</text:p>
          </table:table-cell>
          <table:table-cell office:value-type="string" calcext:value-type="string">
            <text:p>Đức Giêsu Kitô Là Chúa</text:p>
          </table:table-cell>
          <table:table-cell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office:value-type="string" calcext:value-type="string">
            <text:p>1Tm. 3,16</text:p>
          </table:table-cell>
          <table:table-cell office:value-type="string" calcext:value-type="string">
            <text:p>Nào Ca Khen Chúa</text:p>
          </table:table-cell>
          <table:table-cell office:value-type="float" office:value="239" calcext:value-type="float">
            <text:p>239</text:p>
          </table:table-cell>
          <table:table-cell table:style-name="ce6"/>
        </table:table-row>
        <table:table-row table:style-name="ro2">
          <table:table-cell office:value-type="string" calcext:value-type="string">
            <text:p>1Pr. 2,21-24</text:p>
          </table:table-cell>
          <table:table-cell office:value-type="string" calcext:value-type="string">
            <text:p>Vì Người Mang Thương Tích</text:p>
          </table:table-cell>
          <table:table-cell office:value-type="float" office:value="240" calcext:value-type="float">
            <text:p>240</text:p>
          </table:table-cell>
          <table:table-cell table:style-name="ce6"/>
        </table:table-row>
        <table:table-row table:style-name="ro2">
          <table:table-cell office:value-type="string" calcext:value-type="string">
            <text:p>Cl. 1,12-20</text:p>
          </table:table-cell>
          <table:table-cell office:value-type="string" calcext:value-type="string">
            <text:p>Cảm Tạ Chúa Cha</text:p>
          </table:table-cell>
          <table:table-cell office:value-type="float" office:value="241" calcext:value-type="float">
            <text:p>241</text:p>
          </table:table-cell>
          <table:table-cell table:style-name="ce6"/>
        </table:table-row>
        <table:table-row table:style-name="ro2">
          <table:table-cell office:value-type="string" calcext:value-type="string">
            <text:p>Kh. 11,17-18;12,10-12</text:p>
          </table:table-cell>
          <table:table-cell office:value-type="string" calcext:value-type="string">
            <text:p>Chúa Lên Ngôi Thống Trị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2">
          <table:table-cell office:value-type="string" calcext:value-type="string">
            <text:p>Kh. 4,11;5,9.10.12</text:p>
          </table:table-cell>
          <table:table-cell office:value-type="string" calcext:value-type="string">
            <text:p>Lạy Thiên Chúa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2">
          <table:table-cell office:value-type="string" calcext:value-type="string">
            <text:p>Kh. 15,3-4</text:p>
          </table:table-cell>
          <table:table-cell office:value-type="string" calcext:value-type="string">
            <text:p>Sự Nghiệp Chúa Lớn Lao</text:p>
          </table:table-cell>
          <table:table-cell office:value-type="float" office:value="242" calcext:value-type="float">
            <text:p>242</text:p>
          </table:table-cell>
          <table:table-cell table:style-name="ce6"/>
        </table:table-row>
        <table:table-row table:style-name="ro2">
          <table:table-cell office:value-type="string" calcext:value-type="string">
            <text:p>Kh. 19,1-2.6-7</text:p>
          </table:table-cell>
          <table:table-cell office:value-type="string" calcext:value-type="string">
            <text:p>Hôn Lễ Chiên Con</text:p>
          </table:table-cell>
          <table:table-cell office:value-type="float" office:value="243" calcext:value-type="float">
            <text:p>243</text:p>
          </table:table-cell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5.8299in" fo:page-height="8.2701in" fo:margin-top="0.5in" fo:margin-bottom="0.5in" fo:margin-left="0.65in" fo:margin-right="0.3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21:32:47.6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3T21:47:54.383000000</dc:date>
    <meta:editing-duration>PT31M42S</meta:editing-duration>
    <meta:editing-cycles>20</meta:editing-cycles>
    <meta:generator>LibreOffice/7.1.4.2$Windows_X86_64 LibreOffice_project/a529a4fab45b75fefc5b6226684193eb000654f6</meta:generator>
    <meta:document-statistic meta:table-count="1" meta:cell-count="588" meta:object-count="0"/>
  </office:meta>
</office:document-meta>
</file>